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9C59235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80%" draw:textarea-horizontal-align="justify" draw:textarea-vertical-align="middle" draw:auto-grow-height="false" draw:shadow-opacity="8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3cm" svg:height="15.8cm" svg:x="1cm" svg:y="3.7cm">
          <draw:image xlink:href="Pictures/1000000000000500000002D09C59235C.png" xlink:type="simple" xlink:show="embed" xlink:actuate="onLoad">
            <text:p/>
          </draw:image>
        </draw:frame>
        <draw:custom-shape draw:style-name="gr2" draw:text-style-name="P2" draw:layer="layout" svg:width="27cm" svg:height="3.8cm" svg:x="1cm" svg:y="15.4cm">
          <text:p text:style-name="P2"><text:span text:style-name="T1">Comparira` un'icona. Toccala per vedere i dettagli della tua</text:span></text:p>
          <text:p text:style-name="P2"><text:span text:style-name="T1">segnalazione e poi tocca ilfumetto se vuoi rimuoverl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0T17:34:21.897452886</dc:date>
    <meta:document-statistic meta:object-count="2"/>
    <meta:generator>LibreOffice/4.1.3.2$Linux_X86_64 LibreOffice_project/410m0$Build-2</meta:generator>
  </office:meta>
</office:document-meta>
</file>